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Liberation Mono', Menlo, Courier, monospace"/>
    <style:font-face style:name="OpenSymbol" svg:font-family="OpenSymbol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665in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.1665in" fo:orphans="2" fo:widows="2" fo:text-indent="0in" style:auto-text-indent="false"/>
      <style:text-properties fo:font-variant="normal" fo:text-transform="none" fo:color="#333333" style:font-name="apple-system" fo:font-size="12pt" fo:letter-spacing="normal" fo:font-style="normal" fo:font-weight="normal"/>
    </style:style>
    <style:style style:name="P3" style:family="paragraph" style:parent-style-name="Text_20_body" style:list-style-name="L3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4" style:family="paragraph" style:parent-style-name="Text_20_body" style:list-style-name="L4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5" style:family="paragraph" style:parent-style-name="Text_20_body" style:list-style-name="L5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6" style:family="paragraph" style:parent-style-name="Text_20_body" style:list-style-name="L6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7" style:family="paragraph" style:parent-style-name="Text_20_body" style:list-style-name="L1">
      <style:paragraph-properties fo:margin-top="0in" fo:margin-bottom="0in" fo:orphans="2" fo:widows="2"/>
    </style:style>
    <style:style style:name="P8" style:family="paragraph" style:parent-style-name="Text_20_body" style:list-style-name="L4">
      <style:paragraph-properties fo:margin-top="0in" fo:margin-bottom="0in" fo:orphans="2" fo:widows="2"/>
    </style:style>
    <style:style style:name="P9" style:family="paragraph" style:parent-style-name="Text_20_body" style:list-style-name="L5">
      <style:paragraph-properties fo:margin-top="0in" fo:margin-bottom="0in" fo:orphans="2" fo:widows="2"/>
    </style:style>
    <style:style style:name="P10" style:family="paragraph" style:parent-style-name="Text_20_body" style:list-style-name="L4">
      <style:paragraph-properties fo:margin-top="0in" fo:margin-bottom="0in" fo:orphans="2" fo:widows="2"/>
      <style:text-properties fo:font-variant="normal" fo:text-transform="none" fo:color="#333333" style:font-name="apple-system" fo:font-size="12pt" fo:letter-spacing="normal" fo:font-style="normal" fo:font-weight="normal"/>
    </style:style>
    <style:style style:name="P11" style:family="paragraph" style:parent-style-name="Text_20_body" style:list-style-name="L5">
      <style:paragraph-properties fo:margin-top="0in" fo:margin-bottom="0in" fo:orphans="2" fo:widows="2"/>
      <style:text-properties fo:font-variant="normal" fo:text-transform="none" fo:color="#333333" style:font-name="apple-system" fo:font-size="12pt" fo:letter-spacing="normal" fo:font-style="normal" fo:font-weight="normal"/>
    </style:style>
    <style:style style:name="P12" style:family="paragraph" style:parent-style-name="Text_20_body" style:list-style-name="L2">
      <style:paragraph-properties fo:margin-top="0in" fo:margin-bottom="0.1665in" fo:orphans="2" fo:widows="2"/>
      <style:text-properties fo:font-variant="normal" fo:text-transform="none" fo:color="#333333" style:font-name="apple-system" fo:font-size="12pt" fo:letter-spacing="normal" fo:font-style="normal" fo:font-weight="normal"/>
    </style:style>
    <style:style style:name="P13" style:family="paragraph" style:parent-style-name="Text_20_body" style:list-style-name="L1">
      <style:paragraph-properties fo:margin-top="0.1665in" fo:margin-bottom="0.1665in" fo:orphans="2" fo:widows="2"/>
      <style:text-properties fo:font-variant="normal" fo:text-transform="none" fo:color="#333333" style:font-name="apple-system" fo:font-size="12pt" fo:letter-spacing="normal" fo:font-style="normal" fo:font-weight="normal"/>
    </style:style>
    <style:style style:name="P14" style:family="paragraph" style:parent-style-name="Text_20_body" style:list-style-name="L4">
      <style:paragraph-properties fo:margin-top="0.1665in" fo:margin-bottom="0.1665in" fo:orphans="2" fo:widows="2"/>
      <style:text-properties fo:font-variant="normal" fo:text-transform="none" fo:color="#333333" style:font-name="apple-system" fo:font-size="12pt" fo:letter-spacing="normal" fo:font-style="normal" fo:font-weight="normal"/>
    </style:style>
    <style:style style:name="P15" style:family="paragraph" style:parent-style-name="Text_20_body" style:list-style-name="L5">
      <style:paragraph-properties fo:margin-top="0.1665in" fo:margin-bottom="0.1665in" fo:orphans="2" fo:widows="2"/>
      <style:text-properties fo:font-variant="normal" fo:text-transform="none" fo:color="#333333" style:font-name="apple-system" fo:font-size="12pt" fo:letter-spacing="normal" fo:font-style="normal" fo:font-weight="normal"/>
    </style:style>
    <style:style style:name="P16" style:family="paragraph" style:parent-style-name="Text_20_body" style:list-style-name="L6">
      <style:paragraph-properties fo:margin-top="0.1665in" fo:margin-bottom="0.1665in" fo:orphans="2" fo:widows="2"/>
      <style:text-properties fo:font-variant="normal" fo:text-transform="none" fo:color="#333333" style:font-name="apple-system" fo:font-size="12pt" fo:letter-spacing="normal" fo:font-style="normal" fo:font-weight="normal"/>
    </style:style>
    <style:style style:name="P17" style:family="paragraph" style:parent-style-name="Heading_20_3">
      <style:paragraph-properties fo:margin-left="0in" fo:margin-right="0in" fo:margin-top="0.25in" fo:margin-bottom="0.1665in" fo:line-height="125%" fo:orphans="2" fo:widows="2" fo:text-indent="0in" style:auto-text-indent="false"/>
      <style:text-properties fo:font-variant="normal" fo:text-transform="none" fo:color="#333333" style:font-name="apple-system" fo:letter-spacing="normal" fo:font-style="normal" fo:font-weight="bold"/>
    </style:style>
    <style:style style:name="P18" style:family="paragraph" style:parent-style-name="Heading_20_1">
      <style:text-properties fo:font-variant="normal" fo:text-transform="none" fo:color="#333333" style:font-name="apple-system" fo:letter-spacing="normal" fo:font-style="normal" fo:font-weight="bold"/>
    </style:style>
    <style:style style:name="P19" style:family="paragraph" style:parent-style-name="Preformatted_20_Text">
      <style:paragraph-properties fo:margin-left="0in" fo:margin-right="0in" fo:margin-top="0in" fo:margin-bottom="0in" fo:line-height="145%" fo:orphans="2" fo:widows="2" fo:text-indent="0in" style:auto-text-indent="false" fo:background-color="#f7f7f7" fo:padding="0in" fo:border="none">
        <style:background-image/>
      </style:paragraph-properties>
    </style:style>
    <style:style style:name="P20" style:family="paragraph" style:parent-style-name="Preformatted_20_Text">
      <style:paragraph-properties fo:margin-left="0in" fo:margin-right="0in" fo:margin-top="0in" fo:margin-bottom="0in" fo:line-height="145%" fo:orphans="2" fo:widows="2" fo:text-indent="0in" style:auto-text-indent="false" fo:background-color="#f7f7f7" fo:padding="0in" fo:border="none">
        <style:background-image/>
      </style:paragraph-properties>
      <style:text-properties fo:font-variant="normal" fo:text-transform="none" fo:color="#333333" style:font-name="Consolas" fo:font-size="9.75pt" fo:letter-spacing="normal" fo:font-style="normal" fo:font-weight="normal"/>
    </style:style>
    <style:style style:name="P21" style:family="paragraph" style:parent-style-name="Preformatted_20_Text">
      <style:paragraph-properties fo:margin-top="0in" fo:margin-bottom="0in" fo:line-height="145%" fo:orphans="2" fo:widows="2" fo:background-color="#f7f7f7" fo:padding="0in" fo:border="none">
        <style:background-image/>
      </style:paragraph-properties>
    </style:style>
    <style:style style:name="P22" style:family="paragraph" style:parent-style-name="Preformatted_20_Text">
      <style:paragraph-properties fo:margin-top="0in" fo:margin-bottom="0in" fo:line-height="145%" fo:orphans="2" fo:widows="2" fo:background-color="#f7f7f7" fo:padding="0in" fo:border="none">
        <style:background-image/>
      </style:paragraph-properties>
      <style:text-properties fo:font-variant="normal" fo:text-transform="none" fo:color="#333333" style:font-name="Consolas" fo:font-size="9.75pt" fo:letter-spacing="normal" fo:font-style="normal" fo:font-weight="normal"/>
    </style:style>
    <style:style style:name="P23" style:family="paragraph" style:parent-style-name="Preformatted_20_Text">
      <style:paragraph-properties fo:margin-top="0in" fo:margin-bottom="0in" fo:line-height="145%" fo:orphans="2" fo:widows="2" fo:background-color="#f7f7f7" fo:padding="0in" fo:border="none">
        <style:background-image/>
      </style:paragraph-properties>
      <style:text-properties fo:font-variant="normal" fo:text-transform="none" fo:color="#333333" fo:letter-spacing="normal"/>
    </style:style>
    <style:style style:name="T1" style:family="text">
      <style:text-properties fo:font-variant="normal" fo:text-transform="none" fo:color="#333333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apple-system" fo:font-size="12pt" fo:letter-spacing="normal" fo:font-style="normal" fo:font-weight="bold"/>
    </style:style>
    <style:style style:name="T3" style:family="text">
      <style:text-properties fo:font-variant="normal" fo:text-transform="none" fo:color="#333333" style:font-name="Consolas" fo:font-size="9.75pt" fo:letter-spacing="normal" fo:font-style="normal" fo:font-weight="normal"/>
    </style:style>
    <style:style style:name="T4" style:family="text">
      <style:text-properties fo:font-variant="normal" fo:text-transform="none" fo:color="#333333" style:font-name="Consolas" fo:font-size="9.75pt" fo:letter-spacing="normal" fo:font-style="normal" fo:font-weight="normal" fo:background-color="transparent"/>
    </style:style>
    <style:style style:name="T5" style:family="text">
      <style:text-properties fo:font-variant="normal" fo:text-transform="none" fo:color="#4078c0" style:text-line-through-style="none" style:font-name="apple-system" fo:font-size="12pt" fo:letter-spacing="normal" fo:font-style="normal" style:text-underline-style="none" fo:font-weight="normal" style:text-blinking="false" fo:background-color="transparent"/>
    </style:style>
    <style:style style:name="T6" style:family="text">
      <style:text-properties style:font-name="Consolas" fo:font-size="9.75pt" fo:font-style="normal" fo:font-weight="normal"/>
    </style:style>
    <style:style style:name="T7" style:family="text">
      <style:text-properties fo:color="#795da3"/>
    </style:style>
    <style:style style:name="T8" style:family="text">
      <style:text-properties fo:color="#0086b3"/>
    </style:style>
    <style:style style:name="T9" style:family="text">
      <style:text-properties fo:color="#183691"/>
    </style:style>
    <style:style style:name="T10" style:family="text">
      <style:text-properties fo:color="#183691" style:font-name="Consolas" fo:font-size="9.75pt" fo:font-style="normal" fo:font-weight="normal"/>
    </style:style>
    <style:style style:name="T11" style:family="text">
      <style:text-properties fo:color="#a71d5d"/>
    </style:style>
    <style:style style:name="T12" style:family="text">
      <style:text-properties fo:color="#a71d5d" style:font-name="Consolas" fo:font-size="9.75pt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4728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4909in"/>
      </text:list-level-style-number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4728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4909in"/>
      </text:list-level-style-number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4728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ructions</text:p>
      <text:h text:style-name="P18" text:outline-level="1">Week 10 (LIRI Bot)</text:h>
      <text:h text:style-name="P17" text:outline-level="3"><text:bookmark text:name="user-content-overview"/>Overview</text:h>
      <text:p text:style-name="P1"><text:span text:style-name="T1">In this assignment, you will make LIRI. LIRI is like iPhone's SIRI. However, while SIRI is a Speech Interpretation and Recognition Interface, LIRI is a </text:span><text:span text:style-name="Emphasis"><text:span text:style-name="T1">Language</text:span></text:span><text:span text:style-name="T1"> Interpretation and Recognition Interface. LIRI will be a command line node app that takes in parameters and gives you back data.</text:span></text:p>
      <text:h text:style-name="P17" text:outline-level="3"><text:bookmark text:name="user-content-before-you-begin"/>Before You Begin</text:h>
      <text:list xml:id="list3466354778682327373" text:style-name="L1">
        <text:list-item>
          <text:p text:style-name="P13">LIRI will display your latest tweets. If you don't already have an account on Twitter, make one and post a few tweets about your latest projects.</text:p>
        </text:list-item>
        <text:list-item>
          <text:p text:style-name="P13">Make a new GitHub repository called liri-node-app and clone it to your computer.</text:p>
        </text:list-item>
        <text:list-item>
          <text:p text:style-name="P13">To retrieve the data that will power this app, you'll need to send requests to the Twitter, Spotify and IMDB APIs. You'll find these Node packages crucial for your assignment.</text:p>
          <text:list>
            <text:list-item>
              <text:p text:style-name="P7"><text:a xlink:type="simple" xlink:href="https://www.npmjs.com/package/twitter" text:style-name="Internet_20_link" text:visited-style-name="Visited_20_Internet_20_Link"><text:span text:style-name="T5">Twitter</text:span></text:a></text:p>
            </text:list-item>
            <text:list-item>
              <text:p text:style-name="P7"><text:a xlink:type="simple" xlink:href="https://www.npmjs.com/package/spotify" text:style-name="Internet_20_link" text:visited-style-name="Visited_20_Internet_20_Link"><text:span text:style-name="T5">Spotify</text:span></text:a></text:p>
            </text:list-item>
            <text:list-item>
              <text:p text:style-name="P7"><text:a xlink:type="simple" xlink:href="https://www.npmjs.com/package/request" text:style-name="Internet_20_link" text:visited-style-name="Visited_20_Internet_20_Link"><text:span text:style-name="T5">Request</text:span></text:a></text:p>
              <text:list>
                <text:list-item>
                  <text:p text:style-name="P7"><text:span text:style-name="T1">You'll use Request to grab data from the </text:span><text:a xlink:type="simple" xlink:href="http://www.omdbapi.com/" text:style-name="Internet_20_link" text:visited-style-name="Visited_20_Internet_20_Link"><text:span text:style-name="T5">OMDB API</text:span></text:a><text:span text:style-name="T1">.</text:span></text:p>
                </text:list-item>
              </text:list>
            </text:list-item>
          </text:list>
        </text:list-item>
      </text:list>
      <text:h text:style-name="P17" text:outline-level="3"><text:bookmark text:name="user-content-instructions"/>Instructions</text:h>
      <text:list xml:id="list8578791414220616385" text:style-name="L2">
        <text:list-item>
          <text:p text:style-name="P12">Make a .gitignore file and add the following lines to it.</text:p>
        </text:list-item>
      </text:list>
      <text:p text:style-name="P19"><text:span text:style-name="Source_20_Text"><text:span text:style-name="T4">node_modules</text:span></text:span></text:p>
      <text:p text:style-name="P21"><text:span text:style-name="Source_20_Text"><text:span text:style-name="T4">.DS_Store</text:span></text:span></text:p>
      <text:list xml:id="list7232613061766171797" text:style-name="L3">
        <text:list-item>
          <text:p text:style-name="P3"><text:span text:style-name="T1">Make a JavaScript file named </text:span><text:span text:style-name="Source_20_Text"><text:span text:style-name="T3">keys.js</text:span></text:span><text:span text:style-name="T1">. </text:span><text:span text:style-name="Strong_20_Emphasis"><text:span text:style-name="T2">Do Not</text:span></text:span><text:span text:style-name="T1"> add this file to the .gitignore. This would be a good thing to do in the real world, but it makes grading this assignment a challenge.</text:span></text:p>
        </text:list-item>
      </text:list>
      <text:p text:style-name="P2">Inside keys.js your file will look like this:</text:p>
      <text:p text:style-name="P20"><text:span text:style-name="T7">console</text:span>.<text:span text:style-name="T8">log</text:span>(<text:span text:style-name="T9">'this is loaded'</text:span>);</text:p>
      <text:p text:style-name="P21"/>
      <text:p text:style-name="P22"><text:span text:style-name="T8">exports</text:span>.twitterKeys <text:span text:style-name="T11">=</text:span> {</text:p>
      <text:p text:style-name="P23"><text:soft-page-break/><text:s text:c="2"/><text:span text:style-name="T6">consumer_key</text:span><text:span text:style-name="T12">:</text:span><text:span text:style-name="T6"> </text:span><text:span text:style-name="T10">'&lt;input here&gt;'</text:span><text:span text:style-name="T6">,</text:span></text:p>
      <text:p text:style-name="P23"><text:s text:c="2"/><text:span text:style-name="T6">consumer_secret</text:span><text:span text:style-name="T12">:</text:span><text:span text:style-name="T6"> </text:span><text:span text:style-name="T10">'&lt;input here&gt;'</text:span><text:span text:style-name="T6">,</text:span></text:p>
      <text:p text:style-name="P23"><text:s text:c="2"/><text:span text:style-name="T6">access_token_key</text:span><text:span text:style-name="T12">:</text:span><text:span text:style-name="T6"> </text:span><text:span text:style-name="T10">'&lt;input here&gt;'</text:span><text:span text:style-name="T6">,</text:span></text:p>
      <text:p text:style-name="P23"><text:s text:c="2"/><text:span text:style-name="T6">access_token_secret</text:span><text:span text:style-name="T12">:</text:span><text:span text:style-name="T6"> </text:span><text:span text:style-name="T10">'&lt;input here&gt;'</text:span><text:span text:style-name="T6">,</text:span></text:p>
      <text:p text:style-name="P22">}</text:p>
      <text:list xml:id="list2573508810551061042" text:style-name="L4">
        <text:list-item>
          <text:p text:style-name="P14">Get your Twitter API keys by following these steps:</text:p>
          <text:list>
            <text:list-item>
              <text:p text:style-name="P8"><text:span text:style-name="T1">Step One: Visit </text:span><text:a xlink:type="simple" xlink:href="https://apps.twitter.com/app/new" text:style-name="Internet_20_link" text:visited-style-name="Visited_20_Internet_20_Link"><text:span text:style-name="T5">https://apps.twitter.com/app/new</text:span></text:a></text:p>
            </text:list-item>
            <text:list-item>
              <text:p text:style-name="P4"><text:span text:style-name="T1">Step Two: Fill out the form with dummy data. Type </text:span><text:span text:style-name="Source_20_Text"><text:span text:style-name="T3">http://google.com</text:span></text:span><text:span text:style-name="T1"> in the Website input. Don't fill out the Callback URL input. Then submit the form.</text:span></text:p>
            </text:list-item>
            <text:list-item>
              <text:p text:style-name="P10">Step Three: On the next screen, click the Keys and Access Tokens tab to get your consume key and secret.</text:p>
              <text:list>
                <text:list-item>
                  <text:p text:style-name="P4"><text:span text:style-name="T1">Copy and paste them where the </text:span><text:span text:style-name="Source_20_Text"><text:span text:style-name="T3">&lt;input here&gt;</text:span></text:span><text:span text:style-name="T1"> tags are inside your keys.js file.</text:span></text:p>
                </text:list-item>
              </text:list>
            </text:list-item>
            <text:list-item>
              <text:p text:style-name="P4"><text:span text:style-name="T1">Step Four: At the bottom of the page, click the </text:span><text:span text:style-name="Source_20_Text"><text:span text:style-name="T3">Create my access token</text:span></text:span><text:span text:style-name="T1"> button to get your access token key and secret.</text:span></text:p>
              <text:list>
                <text:list-item>
                  <text:p text:style-name="P4"><text:span text:style-name="T1">Copy the access token key and secret displayed at the bottom of the next screen. Paste them where the </text:span><text:span text:style-name="Source_20_Text"><text:span text:style-name="T3">&lt;input here&gt;</text:span></text:span><text:span text:style-name="T1"> tags are inside your keys.js file.</text:span></text:p>
                </text:list-item>
              </text:list>
            </text:list-item>
          </text:list>
        </text:list-item>
        <text:list-item>
          <text:p text:style-name="P4"><text:span text:style-name="T1">Make a file called </text:span><text:span text:style-name="Source_20_Text"><text:span text:style-name="T3">random.txt</text:span></text:span><text:span text:style-name="T1">.</text:span></text:p>
          <text:list>
            <text:list-item>
              <text:p text:style-name="P4"><text:span text:style-name="T1">Inside of </text:span><text:span text:style-name="Source_20_Text"><text:span text:style-name="T3">random.txt</text:span></text:span><text:span text:style-name="T1"> put the following in with no extra characters or white space:</text:span></text:p>
              <text:list>
                <text:list-item>
                  <text:p text:style-name="P10">spotify-this-song,"I Want it That Way"</text:p>
                </text:list-item>
              </text:list>
            </text:list-item>
          </text:list>
        </text:list-item>
        <text:list-item>
          <text:p text:style-name="P4"><text:span text:style-name="T1">Make a JavaScript file named </text:span><text:span text:style-name="Source_20_Text"><text:span text:style-name="T3">liri.js</text:span></text:span><text:span text:style-name="T1">.</text:span></text:p>
        </text:list-item>
        <text:list-item>
          <text:p text:style-name="P4"><text:span text:style-name="T1">At the top of the </text:span><text:span text:style-name="Source_20_Text"><text:span text:style-name="T3">liri.js</text:span></text:span><text:span text:style-name="T1"> file, write the code you need to grab the data from keys.js. Then store the keys in a variable.</text:span></text:p>
        </text:list-item>
        <text:list-item>
          <text:p text:style-name="P14">Make it so liri.js can take in one of the following commands:</text:p>
          <text:list>
            <text:list-item>
              <text:p text:style-name="P4"><text:span text:style-name="Source_20_Text"><text:span text:style-name="T3">my-tweets</text:span></text:span></text:p>
            </text:list-item>
            <text:list-item>
              <text:p text:style-name="P4"><text:span text:style-name="Source_20_Text"><text:span text:style-name="T3">spotify-this-song</text:span></text:span></text:p>
            </text:list-item>
            <text:list-item>
              <text:p text:style-name="P4"><text:span text:style-name="Source_20_Text"><text:span text:style-name="T3">movie-this</text:span></text:span></text:p>
            </text:list-item>
            <text:list-item>
              <text:p text:style-name="P4"><text:span text:style-name="Source_20_Text"><text:span text:style-name="T3">do-what-it-says</text:span></text:span></text:p>
            </text:list-item>
          </text:list>
        </text:list-item>
      </text:list>
      <text:h text:style-name="P17" text:outline-level="3"><text:bookmark text:name="user-content-what-each-command-should-do"/>What Each Command Should Do</text:h>
      <text:list xml:id="list8366439841439464436" text:style-name="L5">
        <text:list-item>
          <text:p text:style-name="P5"><text:span text:style-name="Source_20_Text"><text:span text:style-name="T3">node liri.js my-tweets</text:span></text:span></text:p>
          <text:list>
            <text:list-item>
              <text:p text:style-name="P11">This will show your last 20 tweets and when they were created at in your terminal/bash window.</text:p>
            </text:list-item>
          </text:list>
        </text:list-item>
        <text:list-item>
          <text:p text:style-name="P5"><text:span text:style-name="Source_20_Text"><text:span text:style-name="T3">node liri.js spotify-this-song '&lt;song name here&gt;'</text:span></text:span></text:p>
          <text:list>
            <text:list-item>
              <text:p text:style-name="P15">This will show the following information about the song in your terminal/bash window</text:p>
              <text:list>
                <text:list-item>
                  <text:p text:style-name="P11">Artist(s)</text:p>
                </text:list-item>
                <text:list-item>
                  <text:p text:style-name="P11">The song's name</text:p>
                </text:list-item>
                <text:list-item>
                  <text:p text:style-name="P11"><text:soft-page-break/>A preview link of the song from Spotify</text:p>
                </text:list-item>
                <text:list-item>
                  <text:p text:style-name="P11">The album that the song is from</text:p>
                </text:list-item>
              </text:list>
            </text:list-item>
            <text:list-item>
              <text:p text:style-name="P15">if no song is provided then your program will default to</text:p>
              <text:list>
                <text:list-item>
                  <text:p text:style-name="P11">"The Sign" by Ace of Base</text:p>
                </text:list-item>
              </text:list>
            </text:list-item>
          </text:list>
        </text:list-item>
        <text:list-item>
          <text:p text:style-name="P5"><text:span text:style-name="Source_20_Text"><text:span text:style-name="T3">node liri.js movie-this '&lt;movie name here&gt;'</text:span></text:span></text:p>
          <text:list>
            <text:list-item>
              <text:p text:style-name="P15">This will output the following information to your terminal/bash window:</text:p>
              <text:list>
                <text:list-item>
                  <text:p text:style-name="P11">Title of the movie.</text:p>
                </text:list-item>
                <text:list-item>
                  <text:p text:style-name="P11">Year the movie came out.</text:p>
                </text:list-item>
                <text:list-item>
                  <text:p text:style-name="P11">IMDB Rating of the movie.</text:p>
                </text:list-item>
                <text:list-item>
                  <text:p text:style-name="P11">Country where the movie was produced.</text:p>
                </text:list-item>
                <text:list-item>
                  <text:p text:style-name="P11">Language of the movie.</text:p>
                </text:list-item>
                <text:list-item>
                  <text:p text:style-name="P11">Plot of the movie.</text:p>
                </text:list-item>
                <text:list-item>
                  <text:p text:style-name="P11">Actors in the movie.</text:p>
                </text:list-item>
                <text:list-item>
                  <text:p text:style-name="P11">Rotten Tomatoes Rating.</text:p>
                </text:list-item>
                <text:list-item>
                  <text:p text:style-name="P11">Rotten Tomatoes URL.</text:p>
                </text:list-item>
              </text:list>
            </text:list-item>
            <text:list-item>
              <text:p text:style-name="P15">If the user doesn't type a movie in, the program will output data for the movie 'Mr. Nobody.'</text:p>
              <text:list>
                <text:list-item>
                  <text:p text:style-name="P9"><text:span text:style-name="T1">If you haven't watched "Mr. Nobody," then you should: </text:span><text:a xlink:type="simple" xlink:href="http://www.imdb.com/title/tt0485947/" text:style-name="Internet_20_link" text:visited-style-name="Visited_20_Internet_20_Link"><text:span text:style-name="T5">http://www.imdb.com/title/tt0485947/</text:span></text:a></text:p>
                </text:list-item>
                <text:list-item>
                  <text:p text:style-name="P11">It's on Netflix!</text:p>
                </text:list-item>
              </text:list>
            </text:list-item>
          </text:list>
        </text:list-item>
        <text:list-item>
          <text:p text:style-name="P5"><text:span text:style-name="Source_20_Text"><text:span text:style-name="T3">node liri.js do-what-it-says</text:span></text:span></text:p>
          <text:list>
            <text:list-item>
              <text:p text:style-name="P5"><text:span text:style-name="T1">Using the </text:span><text:span text:style-name="Source_20_Text"><text:span text:style-name="T3">fs</text:span></text:span><text:span text:style-name="T1"> Node package, LIRI will take the text inside of random.txt and then use it to call one of LIRI's commands.</text:span></text:p>
              <text:list>
                <text:list-item>
                  <text:p text:style-name="P5"><text:span text:style-name="T1">It should run </text:span><text:span text:style-name="Source_20_Text"><text:span text:style-name="T3">spotify-this-song</text:span></text:span><text:span text:style-name="T1"> for "I Want it That Way," as follows the text in </text:span><text:span text:style-name="Source_20_Text"><text:span text:style-name="T3">random.txt</text:span></text:span><text:span text:style-name="T1">.</text:span></text:p>
                </text:list-item>
                <text:list-item>
                  <text:p text:style-name="P11">Feel free to change the text in that document to test out the feature for other commands.</text:p>
                </text:list-item>
              </text:list>
            </text:list-item>
          </text:list>
        </text:list-item>
      </text:list>
      <text:h text:style-name="P17" text:outline-level="3"><text:bookmark text:name="user-content-bonus"/>BONUS</text:h>
      <text:list xml:id="list5449829241963356251" text:style-name="L6">
        <text:list-item>
          <text:p text:style-name="P6"><text:span text:style-name="T1">In addition to logging the data to your terminal/bash window, output the data to a .txt file called </text:span><text:span text:style-name="Source_20_Text"><text:span text:style-name="T3">log.txt</text:span></text:span><text:span text:style-name="T1">.</text:span></text:p>
        </text:list-item>
        <text:list-item>
          <text:p text:style-name="P6"><text:span text:style-name="T1">Make sure you append each command you run to the </text:span><text:span text:style-name="Source_20_Text"><text:span text:style-name="T3">log.txt</text:span></text:span><text:span text:style-name="T1"> file.</text:span></text:p>
        </text:list-item>
        <text:list-item>
          <text:p text:style-name="P16">Do not overwrite your file each time you run a command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Liberation Mono', Menlo, Courier, monospace"/>
    <style:font-face style:name="OpenSymbol" svg:font-family="OpenSymbol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18S</meta:editing-duration>
    <meta:editing-cycles>4</meta:editing-cycles>
    <meta:generator>OpenOffice/4.1.2$Win32 OpenOffice.org_project/412m3$Build-9782</meta:generator>
    <dc:date>2017-01-12T18:12:33.97</dc:date>
    <dc:creator>First Last</dc:creator>
    <meta:document-statistic meta:table-count="0" meta:image-count="0" meta:object-count="0" meta:page-count="3" meta:paragraph-count="75" meta:word-count="731" meta:character-count="4039"/>
    <meta:user-defined meta:name="Info 1"/>
    <meta:user-defined meta:name="Info 2"/>
    <meta:user-defined meta:name="Info 3"/>
    <meta:user-defined meta:name="Info 4"/>
  </office:meta>
</office:document-meta>
</file>